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officeooo:rsid="00073885" officeooo:paragraph-rsid="00073885"/>
    </style:style>
    <style:style style:name="P2" style:family="paragraph" style:parent-style-name="Standard">
      <style:paragraph-properties fo:line-height="150%" fo:text-align="center" style:justify-single-word="false"/>
      <style:text-properties style:font-name="Calibri" fo:font-size="18pt" officeooo:rsid="00073885" officeooo:paragraph-rsid="00073885" style:font-size-asian="18pt" style:font-size-complex="18pt"/>
    </style:style>
    <style:style style:name="P3" style:family="paragraph" style:parent-style-name="Standard" style:list-style-name="L4">
      <style:text-properties officeooo:rsid="0007d660" officeooo:paragraph-rsid="000ae042"/>
    </style:style>
    <style:style style:name="P4" style:family="paragraph" style:parent-style-name="Standard" style:list-style-name="L3">
      <style:text-properties officeooo:rsid="00084d9d" officeooo:paragraph-rsid="000a94c1"/>
    </style:style>
    <style:style style:name="P5" style:family="paragraph" style:parent-style-name="Standard" style:list-style-name="L2">
      <style:text-properties officeooo:paragraph-rsid="00073885"/>
    </style:style>
    <style:style style:name="P6" style:family="paragraph" style:parent-style-name="Standard" style:list-style-name="L3">
      <style:text-properties officeooo:rsid="000a94c1" officeooo:paragraph-rsid="000a94c1"/>
    </style:style>
    <style:style style:name="P7" style:family="paragraph" style:parent-style-name="Standard" style:list-style-name="L3">
      <style:text-properties officeooo:rsid="000ae042" officeooo:paragraph-rsid="000ae042"/>
    </style:style>
    <style:style style:name="P8" style:family="paragraph" style:parent-style-name="Standard" style:list-style-name="L3">
      <style:text-properties officeooo:rsid="000db316" officeooo:paragraph-rsid="000db316"/>
    </style:style>
    <style:style style:name="P9" style:family="paragraph" style:parent-style-name="Standard" style:list-style-name="L3">
      <style:text-properties officeooo:rsid="000f24d9" officeooo:paragraph-rsid="000f24d9"/>
    </style:style>
    <style:style style:name="P10" style:family="paragraph" style:parent-style-name="Standard" style:list-style-name="L3">
      <style:text-properties officeooo:rsid="000fb846" officeooo:paragraph-rsid="000fb846"/>
    </style:style>
    <style:style style:name="P11" style:family="paragraph" style:parent-style-name="Standard" style:list-style-name="L3">
      <style:text-properties officeooo:rsid="00107a1c" officeooo:paragraph-rsid="00107a1c"/>
    </style:style>
    <style:style style:name="P12" style:family="paragraph" style:parent-style-name="Standard" style:list-style-name="L4">
      <style:text-properties officeooo:paragraph-rsid="00084d9d" fo:background-color="#ffff00"/>
    </style:style>
    <style:style style:name="P13" style:family="paragraph" style:parent-style-name="Standard" style:list-style-name="L3">
      <style:text-properties officeooo:rsid="000c4d51" officeooo:paragraph-rsid="00198f33" fo:background-color="#ffff00"/>
    </style:style>
    <style:style style:name="P14" style:family="paragraph" style:parent-style-name="Standard" style:list-style-name="L3">
      <style:text-properties officeooo:rsid="00109a11" officeooo:paragraph-rsid="00109a11" fo:background-color="transparent"/>
    </style:style>
    <style:style style:name="P15" style:family="paragraph" style:parent-style-name="Standard" style:list-style-name="L7">
      <loext:graphic-properties draw:fill="none"/>
      <style:paragraph-properties fo:background-color="transparent"/>
      <style:text-properties officeooo:rsid="0016f549" officeooo:paragraph-rsid="0016f549"/>
    </style:style>
    <style:style style:name="P16" style:family="paragraph" style:parent-style-name="Standard" style:master-page-name="">
      <loext:graphic-properties draw:fill="none"/>
      <style:paragraph-properties fo:margin-left="1cm" fo:margin-right="0cm" fo:text-indent="-0.4cm" style:auto-text-indent="false" style:page-number="auto" fo:background-color="transparent"/>
      <style:text-properties officeooo:paragraph-rsid="0016269a"/>
    </style:style>
    <style:style style:name="P17" style:family="paragraph" style:parent-style-name="Standard" style:master-page-name="">
      <loext:graphic-properties draw:fill="none"/>
      <style:paragraph-properties fo:margin-left="1cm" fo:margin-right="0cm" fo:text-indent="-0.4cm" style:auto-text-indent="false" style:page-number="auto" fo:background-color="transparent">
        <style:tab-stops>
          <style:tab-stop style:position="0.062cm"/>
        </style:tab-stops>
      </style:paragraph-properties>
      <style:text-properties style:font-name="Calibri" officeooo:rsid="00073885" officeooo:paragraph-rsid="00073885"/>
    </style:style>
    <style:style style:name="P18" style:family="paragraph" style:parent-style-name="Header">
      <style:text-properties officeooo:rsid="00073885" officeooo:paragraph-rsid="00073885"/>
    </style:style>
    <style:style style:name="T1" style:family="text">
      <style:text-properties style:font-name="Calibri"/>
    </style:style>
    <style:style style:name="T2" style:family="text">
      <style:text-properties style:font-name="Calibri" officeooo:rsid="00073885"/>
    </style:style>
    <style:style style:name="T3" style:family="text">
      <style:text-properties style:font-name="Calibri" officeooo:rsid="0007d660"/>
    </style:style>
    <style:style style:name="T4" style:family="text">
      <style:text-properties style:font-name="Calibri" officeooo:rsid="0008e59f"/>
    </style:style>
    <style:style style:name="T5" style:family="text">
      <style:text-properties style:font-name="Calibri" officeooo:rsid="000936d4"/>
    </style:style>
    <style:style style:name="T6" style:family="text">
      <style:text-properties style:font-name="Calibri" officeooo:rsid="00084d9d"/>
    </style:style>
    <style:style style:name="T7" style:family="text">
      <style:text-properties style:font-name="Calibri" officeooo:rsid="000ae042"/>
    </style:style>
    <style:style style:name="T8" style:family="text">
      <style:text-properties style:font-name="Calibri" officeooo:rsid="00131bd4"/>
    </style:style>
    <style:style style:name="T9" style:family="text">
      <style:text-properties style:font-name="Calibri" officeooo:rsid="0014b2dc"/>
    </style:style>
    <style:style style:name="T10" style:family="text">
      <style:text-properties style:font-name="Calibri" officeooo:rsid="001620be"/>
    </style:style>
    <style:style style:name="T11" style:family="text">
      <style:text-properties style:font-name="Calibri" fo:font-weight="bold" style:font-weight-asian="bold" style:font-weight-complex="bold"/>
    </style:style>
    <style:style style:name="T12" style:family="text">
      <style:text-properties style:font-name="Calibri" fo:font-weight="bold" officeooo:rsid="00084d9d" style:font-weight-asian="bold" style:font-weight-complex="bold"/>
    </style:style>
    <style:style style:name="T13" style:family="text">
      <style:text-properties style:font-name="Calibri" fo:font-weight="bold" officeooo:rsid="000936d4" style:font-weight-asian="bold" style:font-weight-complex="bold"/>
    </style:style>
    <style:style style:name="T14" style:family="text">
      <style:text-properties style:font-name="Calibri" fo:font-weight="bold" officeooo:rsid="0007d660" style:font-weight-asian="bold" style:font-weight-complex="bold"/>
    </style:style>
    <style:style style:name="T15" style:family="text">
      <style:text-properties style:font-name="Calibri" fo:font-weight="bold" officeooo:rsid="00131bd4" style:font-weight-asian="bold" style:font-weight-complex="bold"/>
    </style:style>
    <style:style style:name="T16" style:family="text">
      <style:text-properties style:font-name="Calibri" officeooo:rsid="0016269a"/>
    </style:style>
    <style:style style:name="T17" style:family="text">
      <style:text-properties style:font-name="Calibri" style:text-underline-style="solid" style:text-underline-width="auto" style:text-underline-color="font-color"/>
    </style:style>
    <style:style style:name="T18" style:family="text">
      <style:text-properties style:font-name="Calibri" style:text-underline-style="solid" style:text-underline-width="auto" style:text-underline-color="font-color" officeooo:rsid="0016269a"/>
    </style:style>
    <style:style style:name="T19" style:family="text">
      <style:text-properties style:font-name="Calibri" officeooo:rsid="00198f33"/>
    </style:style>
    <style:style style:name="T20" style:family="text">
      <style:text-properties officeooo:rsid="0016269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strategia de Diseño</text:p>
      <text:p text:style-name="P1">En el presente documento, se detallan todas las decisiones tomadas, y que involucren en el desarrollo del TP Gestion de Datos FRBA-Hotel.</text:p>
      <text:p text:style-name="P1">Antes de ejecutar el script_creacion_inicial.sql, se debera crear previamente la Base de Datos GD1C2018.</text:p>
      <text:list xml:id="list2780235449817425003" text:style-name="L2">
        <text:list-item>
          <text:p text:style-name="P5"><text:span text:style-name="T2">Migracion De Datos:</text:span></text:p>
        </text:list-item>
      </text:list>
      <text:list xml:id="list8036868467515322669" text:style-name="L4">
        <text:list-item>
          <text:list>
            <text:list-item>
              <text:p text:style-name="P12"><text:span text:style-name="T12">Mail</text:span><text:span text:style-name="T6">: El enunciado indica de forma expresa que el campo Mail, es un dato unico, y que no pueden existir 2 o mas huespedes con el mismo mail. Luego de migrar las identidades de los clientes de la tabla maestra, se verificaron inconsistencias (clientes diferentes, con un identico mail). </text:span><text:span text:style-name="T4">Como los datos ya vienen proporcionados de la tabla maestra, no pudieron restringirse antes de su carga. Solucion posible, generar un campo MailDuplicado de tipo BIT, en la tabla Cliente, donde estara en 1, en caso verdadero, y en 0 en caso contrario. </text:span><text:span text:style-name="T19">(aun no implementada)</text:span></text:p>
            </text:list-item>
            <text:list-item>
              <text:p text:style-name="P3"><text:span text:style-name="T13">Tipo de Documento</text:span><text:span text:style-name="T5">: En la tabla maestra, el campo correspondiente a TipoDocumento, aparece como Cliente_Pasaporte_Nro, se respeta en la migracion, pero <text:s/>para el ingreso de nuevos clientes, tambien se contempla el tipo DNI. De igual manera, se verifica que no existan clientes con igual </text:span><text:span text:style-name="T7">NumeroDocumento</text:span><text:span text:style-name="T5">, lo que no se cumple.</text:span></text:p>
            </text:list-item>
          </text:list>
        </text:list-item>
      </text:list>
      <text:list xml:id="list8194264250978739458" text:style-name="L3">
        <text:list-item>
          <text:list>
            <text:list-item>
              <text:p text:style-name="P6"><text:span text:style-name="T13">N</text:span><text:span text:style-name="T11">acionalidad:</text:span><text:span text:style-name="T1"> Los datos provenientes de la tabla maestra para el campo Nacionalidad de la Identidad de los Clientes, es para todos “Argentino”, pero no hay restricciones para la carga de nuevos clientes. Para el caso de la Identidad de los usuarios, se agrego Peruano y Colombiano, donde tampo existen restricciones ante futuras cargas.</text:span></text:p>
            </text:list-item>
            <text:list-item>
              <text:p text:style-name="P7"><text:span text:style-name="T1">Se cargan inicialmente 3 </text:span><text:span text:style-name="T11">roles de usuario</text:span><text:span text:style-name="T1">: (admin, 1), (guest, 2) y (recepcionista, 3).</text:span></text:p>
            </text:list-item>
            <text:list-item>
              <text:p text:style-name="P13"><text:span text:style-name="T3">P</text:span><text:span text:style-name="T1">ara el caso de la identidad del </text:span><text:span text:style-name="T11">usuario “guest”</text:span><text:span text:style-name="T1">, se decidio cargar datos basicos </text:span><text:span text:style-name="T19">(aun no implementado),</text:span><text:span text:style-name="T1"> <text:s/>tales como: Nombre, Apellido y Mail, para futuro contacto.</text:span></text:p>
            </text:list-item>
            <text:list-item>
              <text:p text:style-name="P8"><text:span text:style-name="T1">Para el </text:span><text:span text:style-name="T11">TipoPago</text:span><text:span text:style-name="T1">, de las facturas emitidas y migradas de la tabla maestra, se tomo para todos los casos, el medio de Pago “Efectivo”, </text:span><text:span text:style-name="T16">por no haber otro tipo de especificacion o restriccion</text:span><text:span text:style-name="T1">. Pero se contemplaran en las proximas facturas emitidas: Tarjeta de Credito y Tarjeta de Debito, ademas de Efectivo.</text:span></text:p>
            </text:list-item>
            <text:list-item>
              <text:p text:style-name="P4"><text:span text:style-name="T14">Nombre de Hotel:</text:span><text:span text:style-name="T3"> </text:span><text:span text:style-name="T2">En la tabla maestra, no se contaba con el nombre de cada uno de los hoteles, por lo que se decidio, utilizar como nombre </text:span><text:span text:style-name="T3">la concatenacion de Calle + NumeroCalle.</text:span></text:p>
            </text:list-item>
            <text:list-item>
              <text:p text:style-name="P9"><text:span text:style-name="T1">El campo </text:span><text:span text:style-name="T11">Factura_Total</text:span><text:span text:style-name="T1">, de la tabla maestra, no proporcionaba los montos correctos a estadia y consumibles. Se migro de la tabla maestra con los campos necesarios para Factura. Se genero una tabla TemporalMontoFactura que contenia los montos correctos, según el regimen, la estadia <text:s/>y los consumibles (Teniendo en cuenta que el regimen All inclusive, no tenia cargos de consumibles) y despues se actualizo la tabla Factura a traves de un join con esa tabla temporal, según el idFactura.</text:span></text:p>
            </text:list-item>
            <text:list-item>
              <text:p text:style-name="P10"><text:span text:style-name="T1">Para el calculo de los </text:span><text:span text:style-name="T11">puntos por cliente</text:span><text:span text:style-name="T1">, en cada factura, se crearon 2 funciones a tal fin. Y utilizando la tabla temporal y el update del item anterior(calculo del monto facturado).</text:span></text:p>
            </text:list-item>
            <text:list-item>
              <text:p text:style-name="P11"><text:span text:style-name="T1">Para la tabla </text:span><text:span text:style-name="T11">EstadoReserva</text:span><text:span text:style-name="T1">, se tomaron como TipoEstado y Descripcion: (RC, “Reserva Correcta”), (RM, “Reserva Modificada”), (“Reserva Cancelada por Recepcion”) y (RC</text:span><text:span text:style-name="T9">C</text:span><text:span text:style-name="T1">, “Reserva Cancelada por Cliente”) .</text:span></text:p>
            </text:list-item>
            <text:list-item>
              <text:p text:style-name="P14"><text:soft-page-break/><text:span text:style-name="T1">Se establece la </text:span><text:span text:style-name="T11">cantidad de personas por habitacion</text:span><text:span text:style-name="T1">, </text:span><text:span text:style-name="T8">según el campo Habitacion_Tipo_Porcentual, proporcionado por la tabla </text:span><text:span text:style-name="T15">maestra</text:span><text:span text:style-name="T1">: (Base Simple, 1), (Base Doble, 2), (Base Triple, 3), (Base Cuadruple,4) y (King, </text:span><text:span text:style-name="T8">5</text:span><text:span text:style-name="T1">). </text:span></text:p>
            </text:list-item>
          </text:list>
        </text:list-item>
      </text:list>
      <text:p text:style-name="P16"><text:span text:style-name="T16">2. <text:s text:c="2"/></text:span><text:span text:style-name="T5">D</text:span><text:span text:style-name="T16">ER</text:span></text:p>
      <text:list xml:id="list7667681975028468309" text:style-name="L7">
        <text:list-item>
          <text:p text:style-name="P15"><text:span text:style-name="T18">L</text:span><text:span text:style-name="T17">a tabla Hotel_X_Usuario:</text:span><text:span text:style-name="T1"> contiene todos los hoteles con los usuarios habilitados para cada uno.</text:span></text:p>
        </text:list-item>
        <text:list-item>
          <text:p text:style-name="P15"><text:span text:style-name="T17">La tabla Rol_X_Usuario:</text:span><text:span text:style-name="T1"> contiene el rol que posee cada usuario.</text:span></text:p>
        </text:list-item>
        <text:list-item>
          <text:p text:style-name="P15"><text:span text:style-name="T17">Estadia_X_Consumible:</text:span><text:span text:style-name="T1"> contiene para cada estadia, los consumibles disponibles.</text:span></text:p>
        </text:list-item>
        <text:list-item>
          <text:p text:style-name="P15"><text:span text:style-name="T17">Funcionalidad_X_Rol:</text:span><text:span text:style-name="T1"> contiene todas las funcionalidades asociadas a cada rol.</text:span></text:p>
        </text:list-item>
        <text:list-item>
          <text:p text:style-name="P15"><text:span text:style-name="T17">Reserva_X_Habitacion_X_Cliente:</text:span><text:span text:style-name="T1"> contiene todas las reservas, con sus habitaciones y clientes asociados.</text:span></text:p>
        </text:list-item>
        <text:list-item>
          <text:p text:style-name="P15"><text:span text:style-name="T17">CierreTemporal:</text:span><text:span text:style-name="T1"> Contiene los idHoteles, con la FechaInicio y FechaFin, en la que no se encontraran disponibles para realizar reservas u hospedar clientes.</text:span></text:p>
          <text:p text:style-name="P15"><text:span text:style-name="T1"/></text:p>
        </text:list-item>
      </text:list>
      <text:p text:style-name="P17"><text:span text:style-name="T20">3. <text:s text:c="2"/></text:span>Aplicacion Desktop</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73885" officeooo:paragraph-rsid="00073885"/>
    </style:style>
    <style:style style:name="MT1" style:family="text">
      <style:text-properties style:font-name="Calibri"/>
    </style:style>
    <style:style style:name="MT2" style:family="text">
      <style:text-properties style:font-name="Calibri" officeooo:rsid="001620b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text:span text:style-name="MT1">LOS_BORBOTONES_</text:span><text:span text:style-name="MT2">35</text:span><text:span text:style-name="MT1"><text:tab/>1C2018 – FRBA-Hotel – Gestion de Datos</text:span><text:tab/></text:p>
      </style:header>
      <style:footer>
        <text:p text:style-name="Footer"><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3T18:32:23.065000000</meta:creation-date>
    <dc:date>2018-06-13T21:06:20.810000000</dc:date>
    <meta:editing-duration>PT1H43M17S</meta:editing-duration>
    <meta:editing-cycles>19</meta:editing-cycles>
    <meta:generator>LibreOffice/5.2.7.2$Windows_x86 LibreOffice_project/2b7f1e640c46ceb28adf43ee075a6e8b8439ed10</meta:generator>
    <meta:document-statistic meta:table-count="0" meta:image-count="0" meta:object-count="0" meta:page-count="2" meta:paragraph-count="26" meta:word-count="637" meta:character-count="4001" meta:non-whitespace-character-count="3397"/>
  </office:meta>
</office:document-meta>
</file>